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0000000205BD27BE719F6E0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.813cm" svg:height="1.813cm" svg:x="9.25cm" svg:y="13.6cm">
          <draw:image xlink:href="Pictures/1000020100000020000000205BD27BE719F6E0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0T19:37:22.882830248</dc:date>
    <meta:editing-duration>PT26S</meta:editing-duration>
    <meta:editing-cycles>1</meta:editing-cycles>
    <meta:document-statistic meta:object-count="1"/>
    <meta:generator>LibreOffice/5.1.6.2$Linux_X86_64 LibreOffice_project/10m0$Build-2</meta:generator>
  </office:meta>
</office:document-meta>
</file>